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9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0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02"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03"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0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0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0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0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1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1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1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14" style:family="paragraph" style:parent-style-name="Shkola_20_body">
      <style:text-properties style:font-name-complex="Tiro Devanagari Hindi"/>
    </style:style>
    <style:style style:name="P115" style:family="paragraph" style:parent-style-name="Standard_20_hindi_20_text">
      <style:text-properties style:font-name-complex="Tiro Devanagari Hindi"/>
    </style:style>
    <style:style style:name="P116" style:family="paragraph" style:parent-style-name="Standard_20_hindi_20_text">
      <style:text-properties officeooo:paragraph-rsid="01f6eb61" style:font-name-complex="Tiro Devanagari Hindi"/>
    </style:style>
    <style:style style:name="P117" style:family="paragraph" style:parent-style-name="Standard_20_hindi_20_text">
      <style:text-properties officeooo:rsid="01feb048" officeooo:paragraph-rsid="01feb048" style:font-name-complex="Tiro Devanagari Hindi"/>
    </style:style>
    <style:style style:name="P118" style:family="paragraph" style:parent-style-name="Standard_20_hindi_20_text">
      <style:text-properties officeooo:rsid="01feb048" officeooo:paragraph-rsid="021d77ea" style:font-name-complex="Tiro Devanagari Hindi"/>
    </style:style>
    <style:style style:name="P119" style:family="paragraph" style:parent-style-name="Standard_20_hindi_20_text">
      <style:text-properties officeooo:rsid="01feb048" officeooo:paragraph-rsid="0225b92a" style:font-name-complex="Tiro Devanagari Hindi"/>
    </style:style>
    <style:style style:name="P120"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21" style:family="paragraph" style:parent-style-name="Shloka_20_footnote">
      <style:text-properties officeooo:rsid="0162110c" officeooo:paragraph-rsid="0162110c"/>
    </style:style>
    <style:style style:name="P122" style:family="paragraph" style:parent-style-name="Standard_20_hindi_20_text">
      <style:text-properties officeooo:paragraph-rsid="01b7c706"/>
    </style:style>
    <style:style style:name="P123" style:family="paragraph" style:parent-style-name="Standard_20_hindi_20_text">
      <style:paragraph-properties style:writing-mode="lr-tb"/>
    </style:style>
    <style:style style:name="P124" style:family="paragraph" style:parent-style-name="Standard_20_hindi_20_text">
      <style:paragraph-properties style:writing-mode="lr-tb"/>
      <style:text-properties officeooo:paragraph-rsid="01dfe0d8"/>
    </style:style>
    <style:style style:name="P125" style:family="paragraph" style:parent-style-name="Subsection_20_within_20_shloka">
      <style:text-properties officeooo:paragraph-rsid="0214b32e"/>
    </style:style>
    <style:style style:name="P126" style:family="paragraph" style:parent-style-name="Shloka_20_number_20_heading">
      <style:paragraph-properties fo:margin-left="0in" fo:margin-right="0in" fo:text-indent="0in" style:auto-text-indent="false"/>
      <style:text-properties officeooo:paragraph-rsid="02fb5d5c"/>
    </style:style>
    <style:style style:name="P127"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28" style:family="paragraph" style:parent-style-name="Standard_20_hindi_20_text">
      <style:paragraph-properties style:writing-mode="lr-tb"/>
      <style:text-properties officeooo:paragraph-rsid="031d3b1d"/>
    </style:style>
    <style:style style:name="P129" style:family="paragraph" style:parent-style-name="Shloka_20_footnote">
      <style:text-properties style:font-name="Tiro Devanagari Sanskrit" officeooo:rsid="0351a0eb" officeooo:paragraph-rsid="0351a0eb"/>
    </style:style>
    <style:style style:name="P130"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96"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97"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bold" officeooo:rsid="0352fc89" style:text-blinking="false" fo:background-color="transparent" loext:char-shading-value="0" style:font-weight-asian="bold" style:font-name-complex="Tiro Devanagari Hindi" style:font-size-complex="11pt" style:font-weight-complex="bold"/>
    </style:style>
    <style:style style:name="T453" style:family="text">
      <style:text-properties fo:font-variant="normal" fo:text-transform="none" fo:color="#000000" loext:opacity="100%" style:text-line-through-style="none" style:text-line-through-type="none" style:font-name="Tiro Devanagari Hindi" fo:font-size="11pt" fo:text-shadow="none" style:text-underline-style="none" fo:font-weight="bold" officeooo:rsid="0352fc89" style:text-blinking="false" fo:background-color="transparent" loext:char-shading-value="0" style:font-weight-asian="bold" style:font-name-complex="Tiro Devanagari Hindi" style:font-size-complex="11pt" style:font-weight-complex="bold"/>
    </style:style>
    <style:style style:name="T45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9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9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50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50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50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50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50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50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50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50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50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509" style:family="text">
      <style:text-properties officeooo:rsid="001f4d7a"/>
    </style:style>
    <style:style style:name="T510" style:family="text">
      <style:text-properties officeooo:rsid="0022cec5"/>
    </style:style>
    <style:style style:name="T511" style:family="text">
      <style:text-properties fo:font-style="italic" style:font-style-asian="italic" style:font-style-complex="italic"/>
    </style:style>
    <style:style style:name="T512" style:family="text">
      <style:text-properties fo:font-style="italic" officeooo:rsid="0022cec5" style:font-style-asian="italic" style:font-style-complex="italic"/>
    </style:style>
    <style:style style:name="T513" style:family="text">
      <style:text-properties fo:font-style="italic" officeooo:rsid="0045fd26" style:font-style-asian="italic" style:font-style-complex="italic"/>
    </style:style>
    <style:style style:name="T514" style:family="text">
      <style:text-properties fo:font-style="italic" officeooo:rsid="004e08d0" style:font-style-asian="italic" style:font-style-complex="italic"/>
    </style:style>
    <style:style style:name="T515" style:family="text">
      <style:text-properties fo:font-style="italic" officeooo:rsid="00592e1f" style:font-style-asian="italic" style:font-style-complex="italic"/>
    </style:style>
    <style:style style:name="T516" style:family="text">
      <style:text-properties fo:font-style="italic" officeooo:rsid="005bbab0" style:font-style-asian="italic" style:font-style-complex="italic"/>
    </style:style>
    <style:style style:name="T517" style:family="text">
      <style:text-properties fo:font-style="italic" officeooo:rsid="0060ec84" style:font-style-asian="italic" style:font-style-complex="italic"/>
    </style:style>
    <style:style style:name="T518" style:family="text">
      <style:text-properties fo:font-style="italic" officeooo:rsid="00650b37" style:font-style-asian="italic" style:font-style-complex="italic"/>
    </style:style>
    <style:style style:name="T519" style:family="text">
      <style:text-properties fo:font-style="italic" officeooo:rsid="0066f7a1" style:font-style-asian="italic" style:font-style-complex="italic"/>
    </style:style>
    <style:style style:name="T520" style:family="text">
      <style:text-properties fo:font-style="italic" officeooo:rsid="006810ed" style:font-style-asian="italic" style:font-style-complex="italic"/>
    </style:style>
    <style:style style:name="T521" style:family="text">
      <style:text-properties fo:font-style="italic" officeooo:rsid="006a6a51" style:font-style-asian="italic" style:font-style-complex="italic"/>
    </style:style>
    <style:style style:name="T522" style:family="text">
      <style:text-properties fo:font-style="italic" officeooo:rsid="006d5051" style:font-style-asian="italic" style:font-style-complex="italic"/>
    </style:style>
    <style:style style:name="T523" style:family="text">
      <style:text-properties fo:font-style="italic" officeooo:rsid="006e895e" style:font-style-asian="italic" style:font-style-complex="italic"/>
    </style:style>
    <style:style style:name="T524" style:family="text">
      <style:text-properties fo:font-style="italic" officeooo:rsid="006ebf39" style:font-style-asian="italic" style:font-style-complex="italic"/>
    </style:style>
    <style:style style:name="T525" style:family="text">
      <style:text-properties fo:font-style="italic" officeooo:rsid="0062dcb8" style:font-style-asian="italic" style:font-style-complex="italic"/>
    </style:style>
    <style:style style:name="T526" style:family="text">
      <style:text-properties fo:font-style="italic" officeooo:rsid="01933919" style:font-style-asian="italic" style:font-style-complex="italic"/>
    </style:style>
    <style:style style:name="T527" style:family="text">
      <style:text-properties fo:font-style="italic" officeooo:rsid="0194eb73" style:font-style-asian="italic" style:font-style-complex="italic"/>
    </style:style>
    <style:style style:name="T528" style:family="text">
      <style:text-properties fo:font-style="italic" officeooo:rsid="019062eb" style:font-style-asian="italic" style:font-style-complex="italic"/>
    </style:style>
    <style:style style:name="T529" style:family="text">
      <style:text-properties fo:font-style="italic" officeooo:rsid="02314a86" style:font-style-asian="italic" style:font-style-complex="italic"/>
    </style:style>
    <style:style style:name="T530" style:family="text">
      <style:text-properties fo:font-style="italic" officeooo:rsid="02392674" style:font-style-asian="italic" style:font-style-complex="italic"/>
    </style:style>
    <style:style style:name="T531" style:family="text">
      <style:text-properties fo:font-style="italic" officeooo:rsid="02476284" style:font-style-asian="italic" style:font-style-complex="italic"/>
    </style:style>
    <style:style style:name="T532" style:family="text">
      <style:text-properties fo:font-style="italic" officeooo:rsid="02477a8b" style:font-style-asian="italic" style:font-style-complex="italic"/>
    </style:style>
    <style:style style:name="T533" style:family="text">
      <style:text-properties fo:font-style="italic" fo:font-weight="bold" style:font-style-asian="italic" style:font-weight-asian="bold" style:font-style-complex="italic" style:font-weight-complex="bold"/>
    </style:style>
    <style:style style:name="T534" style:family="text">
      <style:text-properties fo:font-style="italic" fo:font-weight="bold" officeooo:rsid="004e08d0" style:font-style-asian="italic" style:font-weight-asian="bold" style:font-style-complex="italic" style:font-weight-complex="bold"/>
    </style:style>
    <style:style style:name="T535" style:family="text">
      <style:text-properties fo:font-style="italic" fo:font-weight="bold" officeooo:rsid="00592e1f" style:font-style-asian="italic" style:font-weight-asian="bold" style:font-style-complex="italic" style:font-weight-complex="bold"/>
    </style:style>
    <style:style style:name="T536" style:family="text">
      <style:text-properties fo:font-style="italic" fo:font-weight="bold" officeooo:rsid="005bbab0" style:font-style-asian="italic" style:font-weight-asian="bold" style:font-style-complex="italic" style:font-weight-complex="bold"/>
    </style:style>
    <style:style style:name="T537" style:family="text">
      <style:text-properties fo:font-style="italic" fo:font-weight="bold" officeooo:rsid="0060ec84" style:font-style-asian="italic" style:font-weight-asian="bold" style:font-style-complex="italic" style:font-weight-complex="bold"/>
    </style:style>
    <style:style style:name="T538" style:family="text">
      <style:text-properties fo:font-style="italic" fo:font-weight="bold" officeooo:rsid="00650b37" style:font-style-asian="italic" style:font-weight-asian="bold" style:font-style-complex="italic" style:font-weight-complex="bold"/>
    </style:style>
    <style:style style:name="T539" style:family="text">
      <style:text-properties fo:font-style="italic" fo:font-weight="bold" officeooo:rsid="017d88f0" style:font-style-asian="italic" style:font-weight-asian="bold" style:font-style-complex="italic" style:font-weight-complex="bold"/>
    </style:style>
    <style:style style:name="T540" style:family="text">
      <style:text-properties fo:font-style="italic" fo:font-weight="bold" officeooo:rsid="022e65b5" style:font-style-asian="italic" style:font-weight-asian="bold" style:font-style-complex="italic" style:font-weight-complex="bold"/>
    </style:style>
    <style:style style:name="T541" style:family="text">
      <style:text-properties fo:font-style="italic" fo:font-weight="bold" officeooo:rsid="02421e68" style:font-style-asian="italic" style:font-weight-asian="bold" style:font-style-complex="italic" style:font-weight-complex="bold"/>
    </style:style>
    <style:style style:name="T542" style:family="text">
      <style:text-properties fo:font-style="italic" fo:font-weight="normal" officeooo:rsid="006ebf39" style:font-style-asian="italic" style:font-weight-asian="normal" style:font-style-complex="italic" style:font-weight-complex="normal"/>
    </style:style>
    <style:style style:name="T543" style:family="text">
      <style:text-properties officeooo:rsid="002d2609"/>
    </style:style>
    <style:style style:name="T544" style:family="text">
      <style:text-properties officeooo:rsid="002e46b0"/>
    </style:style>
    <style:style style:name="T545" style:family="text">
      <style:text-properties officeooo:rsid="0033535b"/>
    </style:style>
    <style:style style:name="T546" style:family="text">
      <style:text-properties officeooo:rsid="003599bb"/>
    </style:style>
    <style:style style:name="T547" style:family="text">
      <style:text-properties officeooo:rsid="00365434"/>
    </style:style>
    <style:style style:name="T548" style:family="text">
      <style:text-properties officeooo:rsid="003ce64e"/>
    </style:style>
    <style:style style:name="T549" style:family="text">
      <style:text-properties officeooo:rsid="003e82a9"/>
    </style:style>
    <style:style style:name="T550" style:family="text">
      <style:text-properties officeooo:rsid="003f4477"/>
    </style:style>
    <style:style style:name="T551" style:family="text">
      <style:text-properties officeooo:rsid="003fd261"/>
    </style:style>
    <style:style style:name="T552" style:family="text">
      <style:text-properties officeooo:rsid="00420091"/>
    </style:style>
    <style:style style:name="T553" style:family="text">
      <style:text-properties officeooo:rsid="0043973d"/>
    </style:style>
    <style:style style:name="T554" style:family="text">
      <style:text-properties officeooo:rsid="00452be3"/>
    </style:style>
    <style:style style:name="T555" style:family="text">
      <style:text-properties officeooo:rsid="00454916"/>
    </style:style>
    <style:style style:name="T556" style:family="text">
      <style:text-properties officeooo:rsid="0045fd26"/>
    </style:style>
    <style:style style:name="T557" style:family="text">
      <style:text-properties officeooo:rsid="0047c73b"/>
    </style:style>
    <style:style style:name="T558" style:family="text">
      <style:text-properties officeooo:rsid="004975ae"/>
    </style:style>
    <style:style style:name="T559" style:family="text">
      <style:text-properties officeooo:rsid="004b402b"/>
    </style:style>
    <style:style style:name="T560" style:family="text">
      <style:text-properties officeooo:rsid="004c2aa4"/>
    </style:style>
    <style:style style:name="T561" style:family="text">
      <style:text-properties officeooo:rsid="004e08d0"/>
    </style:style>
    <style:style style:name="T562" style:family="text">
      <style:text-properties officeooo:rsid="0051dc40"/>
    </style:style>
    <style:style style:name="T563" style:family="text">
      <style:text-properties officeooo:rsid="0054ba2b"/>
    </style:style>
    <style:style style:name="T564" style:family="text">
      <style:text-properties officeooo:rsid="0055a464"/>
    </style:style>
    <style:style style:name="T565" style:family="text">
      <style:text-properties officeooo:rsid="00579630"/>
    </style:style>
    <style:style style:name="T566" style:family="text">
      <style:text-properties officeooo:rsid="0058f1ac"/>
    </style:style>
    <style:style style:name="T567" style:family="text">
      <style:text-properties officeooo:rsid="00592e1f"/>
    </style:style>
    <style:style style:name="T568" style:family="text">
      <style:text-properties officeooo:rsid="00595eb6"/>
    </style:style>
    <style:style style:name="T569" style:family="text">
      <style:text-properties officeooo:rsid="005ad43e"/>
    </style:style>
    <style:style style:name="T570" style:family="text">
      <style:text-properties officeooo:rsid="005bbab0"/>
    </style:style>
    <style:style style:name="T571" style:family="text">
      <style:text-properties officeooo:rsid="005d1344"/>
    </style:style>
    <style:style style:name="T572" style:family="text">
      <style:text-properties officeooo:rsid="005ee23a"/>
    </style:style>
    <style:style style:name="T573" style:family="text">
      <style:text-properties style:font-name="Lohit Devanagari" officeooo:rsid="0109c2b6" style:font-name-complex="Lohit Devanagari"/>
    </style:style>
    <style:style style:name="T574" style:family="text">
      <style:text-properties style:font-name="Lohit Devanagari" fo:font-weight="bold" officeooo:rsid="00602505" style:font-weight-asian="bold" style:font-name-complex="Lohit Devanagari" style:font-weight-complex="bold"/>
    </style:style>
    <style:style style:name="T575" style:family="text">
      <style:text-properties style:font-name="Lohit Devanagari" fo:font-weight="bold" style:font-weight-asian="bold" style:font-name-complex="Tiro Devanagari Hindi" style:font-weight-complex="bold"/>
    </style:style>
    <style:style style:name="T576" style:family="text">
      <style:text-properties style:font-name="Lohit Devanagari" fo:font-weight="bold" officeooo:rsid="0100fd25" style:font-weight-asian="bold" style:font-name-complex="Tiro Devanagari Hindi" style:font-weight-complex="bold"/>
    </style:style>
    <style:style style:name="T577" style:family="text">
      <style:text-properties style:font-name="Lohit Devanagari" fo:font-weight="bold" officeooo:rsid="01034fe5" style:font-weight-asian="bold" style:font-name-complex="Tiro Devanagari Hindi" style:font-weight-complex="bold"/>
    </style:style>
    <style:style style:name="T578" style:family="text">
      <style:text-properties style:font-name="Lohit Devanagari" fo:font-size="8pt" style:font-size-asian="8pt" style:font-name-complex="Lohit Devanagari" style:font-size-complex="8pt"/>
    </style:style>
    <style:style style:name="T579" style:family="text">
      <style:text-properties style:font-name="Lohit Devanagari" fo:font-size="8pt" fo:font-weight="bold" style:font-size-asian="8pt" style:font-weight-asian="bold" style:font-name-complex="Tiro Devanagari Hindi" style:font-size-complex="8pt" style:font-weight-complex="bold"/>
    </style:style>
    <style:style style:name="T580" style:family="text">
      <style:text-properties officeooo:rsid="0060ec84"/>
    </style:style>
    <style:style style:name="T581" style:family="text">
      <style:text-properties officeooo:rsid="0062dcb8"/>
    </style:style>
    <style:style style:name="T582" style:family="text">
      <style:text-properties officeooo:rsid="00650b37"/>
    </style:style>
    <style:style style:name="T583" style:family="text">
      <style:text-properties officeooo:rsid="0066f7a1"/>
    </style:style>
    <style:style style:name="T584" style:family="text">
      <style:text-properties officeooo:rsid="006810ed"/>
    </style:style>
    <style:style style:name="T585" style:family="text">
      <style:text-properties officeooo:rsid="006a6a51"/>
    </style:style>
    <style:style style:name="T586" style:family="text">
      <style:text-properties officeooo:rsid="006c020d"/>
    </style:style>
    <style:style style:name="T587" style:family="text">
      <style:text-properties officeooo:rsid="006d5051"/>
    </style:style>
    <style:style style:name="T588" style:family="text">
      <style:text-properties fo:font-style="normal" officeooo:rsid="006d5051" style:font-style-asian="normal" style:font-style-complex="normal"/>
    </style:style>
    <style:style style:name="T589" style:family="text">
      <style:text-properties fo:font-style="normal" officeooo:rsid="02421e68" style:font-style-asian="normal" style:font-style-complex="normal"/>
    </style:style>
    <style:style style:name="T590" style:family="text">
      <style:text-properties fo:font-style="normal" officeooo:rsid="02476284" style:font-style-asian="normal" style:font-style-complex="normal"/>
    </style:style>
    <style:style style:name="T591" style:family="text">
      <style:text-properties fo:font-style="normal" officeooo:rsid="02477a8b" style:font-style-asian="normal" style:font-style-complex="normal"/>
    </style:style>
    <style:style style:name="T592" style:family="text">
      <style:text-properties officeooo:rsid="006e895e"/>
    </style:style>
    <style:style style:name="T593" style:family="text">
      <style:text-properties officeooo:rsid="006ebf39"/>
    </style:style>
    <style:style style:name="T594" style:family="text">
      <style:text-properties officeooo:rsid="00709c80"/>
    </style:style>
    <style:style style:name="T595" style:family="text">
      <style:text-properties officeooo:rsid="0071e456"/>
    </style:style>
    <style:style style:name="T596"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97"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98"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99"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600"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601"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602"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603" style:family="text">
      <style:text-properties officeooo:rsid="010bd225"/>
    </style:style>
    <style:style style:name="T604" style:family="text">
      <style:text-properties officeooo:rsid="010c19e3"/>
    </style:style>
    <style:style style:name="T605" style:family="text">
      <style:text-properties style:font-name-complex="Tiro Devanagari Sanskrit"/>
    </style:style>
    <style:style style:name="T606" style:family="text">
      <style:text-properties style:font-name="Tiro Devanagari Hindi" officeooo:rsid="00600891" style:font-name-complex="Tiro Devanagari Hindi"/>
    </style:style>
    <style:style style:name="T607" style:family="text">
      <style:text-properties style:font-name="Tiro Devanagari Hindi" fo:font-weight="bold" style:font-weight-asian="bold" style:font-name-complex="Tiro Devanagari Hindi" style:font-weight-complex="bold"/>
    </style:style>
    <style:style style:name="T608" style:family="text">
      <style:text-properties style:font-name="Tiro Devanagari Hindi" fo:font-weight="bold" officeooo:rsid="00600891" style:font-weight-asian="bold" style:font-name-complex="Tiro Devanagari Hindi" style:font-weight-complex="bold"/>
    </style:style>
    <style:style style:name="T609" style:family="text">
      <style:text-properties style:font-name="Tiro Devanagari Hindi" fo:font-style="normal" officeooo:rsid="02476284" style:font-style-asian="normal" style:font-style-complex="normal"/>
    </style:style>
    <style:style style:name="T610" style:family="text">
      <style:text-properties officeooo:rsid="016e0f2c"/>
    </style:style>
    <style:style style:name="T611" style:family="text">
      <style:text-properties officeooo:rsid="016f02f2"/>
    </style:style>
    <style:style style:name="T612" style:family="text">
      <style:text-properties officeooo:rsid="017a5566"/>
    </style:style>
    <style:style style:name="T613" style:family="text">
      <style:text-properties officeooo:rsid="018706c4"/>
    </style:style>
    <style:style style:name="T614" style:family="text">
      <style:text-properties officeooo:rsid="018b7e6a"/>
    </style:style>
    <style:style style:name="T615" style:family="text">
      <style:text-properties officeooo:rsid="018dc43d"/>
    </style:style>
    <style:style style:name="T616" style:family="text">
      <style:text-properties officeooo:rsid="018f7315"/>
    </style:style>
    <style:style style:name="T617" style:family="text">
      <style:text-properties officeooo:rsid="019062eb"/>
    </style:style>
    <style:style style:name="T618" style:family="text">
      <style:text-properties officeooo:rsid="0192274b"/>
    </style:style>
    <style:style style:name="T619" style:family="text">
      <style:text-properties officeooo:rsid="01933919"/>
    </style:style>
    <style:style style:name="T620" style:family="text">
      <style:text-properties officeooo:rsid="0195857a"/>
    </style:style>
    <style:style style:name="T621" style:family="text">
      <style:text-properties officeooo:rsid="01974104"/>
    </style:style>
    <style:style style:name="T622" style:family="text">
      <style:text-properties officeooo:rsid="019e986a"/>
    </style:style>
    <style:style style:name="T623" style:family="text">
      <style:text-properties officeooo:rsid="01b4571e"/>
    </style:style>
    <style:style style:name="T624" style:family="text">
      <style:text-properties officeooo:rsid="022e65b5"/>
    </style:style>
    <style:style style:name="T625" style:family="text">
      <style:text-properties officeooo:rsid="022ef9da"/>
    </style:style>
    <style:style style:name="T626" style:family="text">
      <style:text-properties officeooo:rsid="022f9ec5"/>
    </style:style>
    <style:style style:name="T627" style:family="text">
      <style:text-properties officeooo:rsid="023077e7"/>
    </style:style>
    <style:style style:name="T628" style:family="text">
      <style:text-properties officeooo:rsid="023121c8"/>
    </style:style>
    <style:style style:name="T629" style:family="text">
      <style:text-properties officeooo:rsid="02314a86"/>
    </style:style>
    <style:style style:name="T630" style:family="text">
      <style:text-properties officeooo:rsid="023497d3"/>
    </style:style>
    <style:style style:name="T631" style:family="text">
      <style:text-properties officeooo:rsid="02360837"/>
    </style:style>
    <style:style style:name="T632" style:family="text">
      <style:text-properties officeooo:rsid="02374715"/>
    </style:style>
    <style:style style:name="T633" style:family="text">
      <style:text-properties officeooo:rsid="0237a899"/>
    </style:style>
    <style:style style:name="T634" style:family="text">
      <style:text-properties officeooo:rsid="0237e923"/>
    </style:style>
    <style:style style:name="T635" style:family="text">
      <style:text-properties officeooo:rsid="02392674"/>
    </style:style>
    <style:style style:name="T636" style:family="text">
      <style:text-properties officeooo:rsid="023c8e40"/>
    </style:style>
    <style:style style:name="T637" style:family="text">
      <style:text-properties officeooo:rsid="023da0b0"/>
    </style:style>
    <style:style style:name="T638" style:family="text">
      <style:text-properties officeooo:rsid="023eda08"/>
    </style:style>
    <style:style style:name="T639" style:family="text">
      <style:text-properties officeooo:rsid="02421e68"/>
    </style:style>
    <style:style style:name="T640" style:family="text">
      <style:text-properties fo:font-size="8pt" fo:font-weight="bold" style:font-size-asian="8pt" style:font-weight-asian="bold" style:font-name-complex="Tiro Devanagari Hindi" style:font-size-complex="8pt" style:font-weight-complex="bold"/>
    </style:style>
    <style:style style:name="T641" style:family="text">
      <style:text-properties fo:font-size="8pt" fo:font-weight="bold" style:font-size-asian="8pt" style:font-weight-asian="bold" style:font-name-complex="Tiro Devanagari Sanskrit" style:font-size-complex="8pt" style:font-weight-complex="bold"/>
    </style:style>
    <style:style style:name="T642" style:family="text">
      <style:text-properties fo:font-size="8pt" fo:font-weight="normal" style:font-size-asian="8pt" style:font-weight-asian="normal" style:font-name-complex="Tiro Devanagari Hindi" style:font-size-complex="8pt" style:font-weight-complex="normal"/>
    </style:style>
    <style:style style:name="T643" style:family="text">
      <style:text-properties fo:font-size="8pt" style:font-size-asian="8pt" style:font-name-complex="Tiro Devanagari Sanskri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509"> </text:span></text:p>
      <text:p text:style-name="P11"><text:span text:style-name="T509">गीता के प्रथम छः अध्याय मुख्यतः कर्म पर आधारित हैं; </text:span><text:span text:style-name="T35">अगले छः</text:span><text:span text:style-name="T509"> अध्याय मुख्यतः उपासना पर आधारित हैं; तथा अन्तिम </text:span><text:span text:style-name="T35">छः</text:span><text:span text:style-name="T36"> </text:span><text:span text:style-name="T509">अध्याय सर्वोच्च ज्ञान पर आधारित है।</text:span><text:span text:style-name="T510"> इन छह अध्यायों में वैदिक शास्त्रों की लगभग संपूर्ण शिक्षा समाहित है। इसलिए </text:span><text:span text:style-name="T37">भगवान</text:span><text:span text:style-name="T510"> शंकराचार्य ने इन्हें </text:span><text:span text:style-name="T512">समस्त-वेदार्थ-सार-संग्रह-भूतम्</text:span><text:span text:style-name="T510">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543"> चुने </text:span><text:span text:style-name="T38">थे। उनमें यह</text:span> प्रथम श्लोक<text:span text:style-name="T543"> </text:span>था।<text:span text:style-name="T544"> </text:span><text:span text:style-name="T39">कदाचित उन्होनें यह श्लोक इसलिए चुना होगा क्योंकि यह बिलकुल शुरुआत से शुरू होती है, शरीर—अन्नमय शरीर। शरीर को ही भगवान यहाँ </text:span><text:span text:style-name="T219">क्षेत्रम्</text:span><text:span text:style-name="T39"> कहकर संबोधित कर रहे हैं—</text:span><text:span text:style-name="T234">इदं शरीरं कौन्तेय क्षेत्रं इत्यभिधीयते </text:span><text:span text:style-name="T39">।</text:span></text:p>
      <text:h text:style-name="Subsection_20_within_20_shloka" text:outline-level="4">भगवान<text:span text:style-name="T545">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546"> लिया</text:span> था। कुछ दिनों बाद धान की फसल कटाई के लिए तैयार थी। तभी अचानक तीन दिन तक लगातार भारी बारिश हुई और पूरी फसल बर्बाद हो गई।<text:span text:style-name="T547">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48">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49"> के जल से</text:span><text:span text:style-name="T548"> उन्हें सींचता हूँ। पूर्ण वैराग्य ही वह बाड़ है जिसके द्वारा मैं अपनी फसल की रक्षा करता हूँ। शांति के दाने मेरे हृदय में हमेशा सुरक्षित रहते हैं।"</text:span><text:span text:style-name="T550"> इस तरह महात्मा ने उस किसान को दुःख से परे</text:span><text:span text:style-name="T552"> जाने का रास्ता दिखाया</text:span><text:span text:style-name="T550">।</text:span><text:span text:style-name="T551"> वास्तव में</text:span><text:span text:style-name="T554">,</text:span><text:span text:style-name="T551"> इसी कारण वे प्रतिदिन उस किसान से मिलने गये, और जब अवसर आया</text:span><text:span text:style-name="T553">, तो</text:span><text:span text:style-name="T555"> उन्होनें</text:span><text:span text:style-name="T553"> किसान को दुःख से मुक्त होने की विद्या प्रदान की</text:span><text:span text:style-name="T551">।</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556">, </text:span><text:span text:style-name="T513">इदं</text:span><text:span text:style-name="T556"> सर्वनाम शब्द से</text:span><text:span text:style-name="T562"> </text:span><text:span text:style-name="T556">शरीर को संबोधित किया गया है—अर्थात 'यह'।</text:span><text:span text:style-name="T557"> सटीक शब्दों</text:span><text:span text:style-name="T558"> मे कहें, तो शरीर एक चीज</text:span><text:span text:style-name="T559"> या वस्तु</text:span><text:span text:style-name="T558"> है; स्वयं नहीं।</text:span><text:span text:style-name="T560"> इस तत्व को इंगित करने के लिए भगवान कहते हैं, 'हे कौन्तेय, यह शरीर एक क्षेत्र है।'</text:span><text:span text:style-name="T561"> </text:span><text:span text:style-name="T534">क्षेत्रं</text:span><text:span text:style-name="T514"> </text:span><text:span text:style-name="T561">का अर्थ है खेत।</text:span><text:span text:style-name="T563"> शरीर भी गेहूँ या धान के खेत के समान, एक खेत ही है।</text:span><text:span text:style-name="T564"> यह वो खेत है जहाँ हमारे पूर्व कर्मों के बीज बोए हुए हैं और जहाँ इन कर्मों का फल </text:span><text:soft-page-break/><text:span text:style-name="T564">प्राप्त होता है।</text:span><text:span text:style-name="T565"> इसमें अनेक अनावश्यक कामनाओं के जंगली</text:span><text:span text:style-name="T622">-घास</text:span><text:span text:style-name="T565"> भी बिन बुलाये उग आते हैं।</text:span><text:span text:style-name="T566"> अच्छे अनाज के उगने और फलने-फूलने के लिए इन्हें हटाना आवश्यक है।</text:span></text:p>
      <text:p text:style-name="P52"/>
      <text:p text:style-name="P52">गीता<text:span text:style-name="T567"> </text:span><text:span text:style-name="T515">'धर्म-क्षेत्रे'</text:span><text:span text:style-name="T567"> पद से आरंभ होता है। कुरुक्षेत्र को भी धर्म-क्षेत्र कहते हैं। </text:span><text:span text:style-name="T535">क्षेत्र</text:span><text:span text:style-name="T515"> </text:span><text:span text:style-name="T567">का अर्थ मंदिर भी है</text:span><text:span text:style-name="T569">;</text:span><text:span text:style-name="T568"> एक पवित्र स्थल जहाँ भगवान की पूजा होती है। इस अर्थ से भी</text:span><text:span text:style-name="T570"> देखा जाए तो शरीर एक </text:span><text:span text:style-name="T536">क्षेत्र</text:span><text:span text:style-name="T516"> </text:span><text:span text:style-name="T570">है। श्रीमद्भागवत में कहा गया है कि भगवान ने सभी प्राणियों की रचना की</text:span><text:span text:style-name="T571">, परंतु</text:span><text:span text:style-name="T570"> वे अपनी रचना से संतुष्ट नही</text:span><text:span text:style-name="T571">ं हुए,</text:span><text:span text:style-name="T570"> क्योंकि उन</text:span><text:span text:style-name="T572"> प्राणियों की</text:span><text:span text:style-name="T570"> बुद्धि माया से परे जाकर ब्रह्म को साक्ष</text:span><text:span text:style-name="T572">ात्कार करने</text:span><text:span text:style-name="T570"> में सक्षम नहीं थी। फिर मनुष्य की रचना करने के पश्चात</text:span><text:span text:style-name="T586">,</text:span><text:span text:style-name="T516">देव </text:span><text:span text:style-name="T570">प्रसन्न हुए क्योंकि मनुष्य में ब्रह्म को समझने की बुद्धि थी</text:span><text:span text:style-name="T570"><text:note text:id="ftn1" text:note-class="footnote"><text:note-citation>१</text:note-citation><text:note-body><text:p text:style-name="P1"><text:span text:style-name="T574"><text:s/></text:span><text:span text:style-name="T607">ब्रह्मावलोकधिषणं</text:span><text:span text:style-name="T608"> मुदमाप देवः।</text:span><text:span text:style-name="T606"><text:tab/>श्री.भा.११.९.२८</text:span></text:p></text:note-body></text:note></text:span><text:span text:style-name="T570">।</text:span><text:span text:style-name="T580"> यही मनुष्य शरीर का वास्तविक प्रयोजन है, और इसी कारण यह </text:span><text:span text:style-name="T517">क्षेत्रं </text:span><text:span text:style-name="T580">अनमोल है।</text:span></text:p>
      <text:p text:style-name="P52"/>
      <text:p text:style-name="P52"><text:span text:style-name="T533">एतद्यो वेत्ति तं</text:span><text:span text:style-name="T537"> प्राहुः</text:span><text:span text:style-name="T580">।</text:span><text:span text:style-name="T581"> वह जो इस </text:span><text:span text:style-name="T525">शरीर</text:span><text:span text:style-name="T581"> के भीतर रहकर इसे प्रकाशित करता है।</text:span><text:span text:style-name="T582"> जो सिर से पैर तक उसमें व्याप्त है; तथा जो अपने को 'मैं-मैं' के रूप में जानता है—</text:span><text:span text:style-name="T518">वह</text:span><text:span text:style-name="T582"> </text:span><text:span text:style-name="T538">क्षेत्रज्ञ</text:span><text:span text:style-name="T518"> </text:span><text:span text:style-name="T582">कहलाता है।</text:span><text:span text:style-name="T583"> </text:span><text:span text:style-name="T519">क्षेत्रज्ञ </text:span><text:span text:style-name="T583">वह प्रकाशमय चेतना है जो शरीर को भीतर से सजीव बनाती है।</text:span><text:span text:style-name="T584"> संस्कृत में मूल शब्दांश </text:span><text:span text:style-name="T520">'ज्ञ' </text:span><text:span text:style-name="T584">का अर्थ है चेतना, प्रकाशक, जानने वाला, और इस प्रकार, जो </text:span><text:span text:style-name="T520">क्षेत्र </text:span><text:span text:style-name="T584">को प्रकाशित करता है, उसे </text:span><text:span text:style-name="T520">क्षेत्रज्ञ </text:span><text:span text:style-name="T584">कहते हैं।</text:span></text:p>
      <text:p text:style-name="P52"/>
      <text:p text:style-name="P53">शरीर एक मंदिर <text:span text:style-name="T585">है—</text:span><text:span text:style-name="T521">क्षेत्र</text:span><text:span text:style-name="T585">—और जो उस मंदिर के भीतर प्रकाशित होता है, वह देव </text:span><text:span text:style-name="T521">क्षेत्रज्ञ </text:span><text:span text:style-name="T585">है।</text:span><text:span text:style-name="T587">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511">क्षेत्र </text:span>है<text:span text:style-name="T587">, और </text:span><text:span text:style-name="T522">क्षेत्रज्ञ</text:span><text:span text:style-name="T588"> है इसके </text:span><text:span text:style-name="T587">भीतर की चेतना।</text:span><text:span text:style-name="T592"> इन्हें </text:span><text:span text:style-name="T523">प्रकृति </text:span><text:span text:style-name="T592">और </text:span><text:span text:style-name="T523">पुरुष </text:span><text:span text:style-name="T592">भी कहते हैं। सातवें अध्याय में </text:span><text:span text:style-name="T523">अपरा-प्रकृति </text:span><text:span text:style-name="T592">और </text:span><text:span text:style-name="T523">परा-प्रकृति </text:span><text:span text:style-name="T592">की चर्चा की गई थी।</text:span><text:span text:style-name="T593"> </text:span><text:span text:style-name="T524">क्षेत्र </text:span><text:span text:style-name="T593">ही </text:span><text:span text:style-name="T524">अपरा-प्रकृति </text:span><text:span text:style-name="T593">है, और </text:span><text:span text:style-name="T524">क्षेत्रज्ञ </text:span><text:span text:style-name="T593">ही </text:span><text:span text:style-name="T542">परा-प्रकृति</text:span><text:span text:style-name="T524"> </text:span><text:span text:style-name="T593">।</text:span></text:p>
      <text:p text:style-name="P54"/>
      <text:p text:style-name="P54">यह बताने के बाद कि शरीर और आत्मा पृथक हैं तथा शरीर के भीतर जो 'मैं-मैं' के रूप में अनुभव किया जाता है, उसे <text:span text:style-name="T511">क्षेत्रज्ञ</text:span>—प्रकाश देने वाला सिद्धांत—कहा जाता है, अब एक ऐसा<text:span text:style-name="T594"> </text:span>श्लोक आता है जो महावाक्य-उपदेश के समान है।</text:p>
      <text:h text:style-name="P4" text:outline-level="3">१३.<text:span text:style-name="T595">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595">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0">भारत </text:span><text:span text:style-name="T40">कहकर संबोधित करते हैं, जिसका अर्थ है 'वह जो प्रकाश में आनंद लेता है'। </text:span><text:span text:style-name="T220">भाः </text:span><text:span text:style-name="T40">का अर्थ है प्रकाश, और </text:span><text:span text:style-name="T220">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0">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3">ज्ञानं</text:span><text:span text:style-name="T236"> </text:span><text:span text:style-name="T282">है</text:span><text:span text:style-name="T34">।</text:span><text:span text:style-name="T42"> कुछ ज्यादा सीखने की आवश्यकता नहीं, ज्यादा रटने की आवश्यकता नहीं, बड़ी-बड़ी पुस्तकें पढने की आवश्यकता नहीं। </text:span><text:span text:style-name="T235">यत्तद् ज्ञानं मतं मम</text:span><text:span text:style-name="T42">—इस </text:span><text:span text:style-name="T221">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7">सर्व क्षेत्रेषु</text:span><text:span text:style-name="T246">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2">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3">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4">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8">क्षेत्रज्ञं</text:span><text:span text:style-name="T239">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5">क्षेत्रज्ञ </text:span><text:span text:style-name="T77">को, अपने भीतर की चेतना को </text:span><text:span text:style-name="T225">ईश्वर </text:span><text:span text:style-name="T77">के रूप में पहचान जाते हैं—समझ जाते हैं कि यही ब्रह्म है—तो आपके लिए और कोई </text:span><text:span text:style-name="T225">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1">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9">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9">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9">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8">क्षेत्र</text:span><text:span text:style-name="T34"> को जीवंत करता है—मेरा अस्तित्व—वही अस्तित्व सारे ब्रह्माण्ड का आधार है।</text:span><text:span text:style-name="T94"> वह सारे प्राणियों का अस्तित्व है।' </text:span><text:span text:style-name="T242">क्षेत्रज्ञं चापि माम् विद्धि</text:span><text:span text:style-name="T94">—यह वाक्यांश, महावाक्य </text:span><text:span text:style-name="T230">'अहं ब्रह्मास्मि</text:span><text:span text:style-name="T94">' का अर्थ दर्शाता है</text:span><text:span text:style-name="T95">, तथा, </text:span><text:span text:style-name="T243">सर्व क्षेत्रेषु भारत </text:span><text:span text:style-name="T250"><text:s/></text:span><text:span text:style-name="T95">दर्शाता है </text:span><text:span text:style-name="T231">'अयम् आत्मा ब्रह्म</text:span><text:span text:style-name="T232">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4">क्षेत्रज्ञं</text:span><text:span text:style-name="T245"> चापि माम् विद्धि</text:span><text:span text:style-name="T103">'’ कहकर यही बता रहे हैं।</text:span></text:p>
      <text:p text:style-name="P61"/>
      <text:h text:style-name="Subsection_20_within_20_shloka" text:outline-level="4"><text:span text:style-name="T596">निवृत्तिनाथ और</text:span><text:span text:style-name="T597">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6">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7">क्षेत्र </text:span><text:span text:style-name="T86">और </text:span><text:span text:style-name="T227">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0">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8">संसार</text:span><text:span text:style-name="T87"> से पूरी तरह मुक्त कर देता है। श्री शंकराचार्य ने अपने </text:span><text:span text:style-name="T228">भाष्य</text:span><text:span text:style-name="T87"> में इसे सुंदरता से व्यक्त किया है</text:span><text:span text:style-name="T87"><text:note text:id="ftn2" text:note-class="footnote"><text:note-citation>२</text:note-citation><text:note-body><text:p text:style-name="P1"><text:span text:style-name="T573"><text:s/></text:span><text:span text:style-name="T575">न च मिथ्याज्ञानं</text:span><text:span text:style-name="T576"> परमार्थवस्तु दूषयितुं समर्थम्। न हि ऊषरदेशं स्नेहेन</text:span><text:span text:style-name="T577">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2"> परमार्थवस्तु</text:span><text:span text:style-name="T228">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8">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605">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603">"</text:span><text:span text:style-name="T107">मुझसे संक्षेप मे क्षेत्र के बारे में सुनो।</text:span><text:span text:style-name="T603">"</text:span><text:span text:style-name="T604">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7">विकारी</text:span><text:span text:style-name="T248">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7">यत</text:span><text:span text:style-name="T251">ः</text:span><text:span text:style-name="T108">—संसार</text:span><text:span text:style-name="T111"> कहाँ से उत्पन्न हुआ है, कहाँ रहता है, और कहाँ फिर समा जाता है; </text:span><text:span text:style-name="T249">यत्</text:span><text:span text:style-name="T283">—जिससे सब कुछ बना</text:span><text:span text:style-name="T284"> हुआ है। एक बार</text:span><text:span text:style-name="T285"> यह जान जाने पर समझ आ जाता है कि सब कुछ एक ही दिव्य तत्व से निर्मित है।</text:span><text:span text:style-name="T286"> सारे शास्त्रों का प्रयोजन यही है। ब्रह्मसूत्रों में दूसरा सूत्र, </text:span><text:span text:style-name="T261">जन्माद्यस्य यतः</text:span><text:span text:style-name="T286">, इसी के बारे में है—सारा</text:span><text:span text:style-name="T287"> ब्रह्मांड, हमारा शरीर, मन, अहंकार—सब कुछ ब्रह्म से ही उत्पन्न हुआ है, ब्रह्म में ठहरता है, और ब्रह्म में ही लीन हो जाता है।</text:span><text:span text:style-name="T288"> यह जान लेने पर हम यह निष्कर्ष निकाल सकते हैं कि अभी भी, सभी ब्रह्म के अतिरिक्त और कुछ भी नहीं है।</text:span></text:p>
      <text:p text:style-name="P23"><text:span text:style-name="T288">उपनिषद् एक कदम औ</text:span><text:span text:style-name="T289">र आगे जाकर पूछते हैं, "ब्रह्म क्या है? </text:span><text:span text:style-name="T262">आनन्दो ब्रह्म</text:span><text:span text:style-name="T289">—ब्रह्म केवल आनंद ही</text:span><text:span text:style-name="T290"> है, परम</text:span><text:span text:style-name="T291"> आ</text:span><text:span text:style-name="T290">नंद।</text:span><text:span text:style-name="T292">" अन्य शिक्षाएं</text:span><text:span text:style-name="T293">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4"> ब्रह्माण्ड की कोई सीमा नहीं।</text:span><text:span text:style-name="T295"> जब हम हमारे शरीर की एक कोशिका के बारे में भी पूर्ण ज्ञान नहीं पा सकते, तब ब्रह्मांड के बारे में बात करने का क्या प्रयोजन? पूर्ण ज्ञान केवल आत्मा</text:span><text:span text:style-name="T298"> के </text:span><text:span text:style-name="T295">ज्ञान</text:span><text:span text:style-name="T298"> में</text:span><text:span text:style-name="T295"> है—वह आधार जिससे सभी नाम और रूप उत्पन्न होते हैं और जिसमें</text:span><text:span text:style-name="T296"> फिर विलीन</text:span><text:span text:style-name="T295"> होते हैं।</text:span><text:span text:style-name="T296"> जब आत्मा</text:span><text:span text:style-name="T299"> का</text:span><text:span text:style-name="T296"> ज्ञान प्राप्त होता है, तो प्रज्ञा स्थिर आधार पर स्थित हो जाती है—</text:span><text:span text:style-name="T263">स्थितप्रज्ञ</text:span><text:span text:style-name="T296">।</text:span><text:span text:style-name="T297"> ज्ञान का प्रयोजन केवल यही है। ज्ञान का प्रयोजन </text:span><text:span text:style-name="T264">क्षेत्र</text:span><text:span text:style-name="T297"> में नहीं, </text:span><text:span text:style-name="T264">क्षेत्रज्ञ</text:span><text:span text:style-name="T297"> में है।</text:span></text:p>
      <text:p text:style-name="P85"/>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86">अंतर्यामी के अनुभव के बारे में ऋषियों ने कई गीत गाए हैं—<text:span text:style-name="T533">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533">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533">ब्रह्मसूत्र-पदैश्चैव</text:span>।</text:p>
      <text:p text:style-name="P98"/>
      <text:p text:style-name="P90"><text:span text:style-name="T533">ब्रह्मसूत्र</text:span> शब्द का सामान्य अर्थ भगवान वेद-व्यास के <text:span text:style-name="T511">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21"><text:span text:style-name="T579">आत्मेत्येवोपासीत इत्येवमादिभिः ब्रह्मसूत्रपदैः।</text:span><text:span text:style-name="T578"><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511">ब्रह्मसूत्रपदैः</text:span> हैं।"</text:p>
      <text:p text:style-name="P90"/>
      <text:p text:style-name="P89"><text:soft-page-break/>सच्चिदानंदेन्द्र सरस्व्ती स्वामी कहते हैं, "इसका मतलब वो शब्द हैं जो ब्रह्म को इंगित करते हैं।" यदि हम <text:span text:style-name="T533">ब्रह्मसूत्रपदैः</text:span> का अर्थ व्यास-सूत्र लगाएँ, तो भी ठीक है। कई सूत्रों में भगवान व्यास ने क्षेत्रज्ञ के वास्तविक स्वरूप तथा <text:span text:style-name="T511">क्षेत्र</text:span> से उसकी सनातन पृथकता को इंगित किया है।</text:p>
      <text:p text:style-name="P89"/>
      <text:h text:style-name="P3" text:outline-level="3">१३.५-६</text:h>
      <text:p text:style-name="P114">महाभूतान्यहङ्कारो बुद्धिरवयक्तमेव च।</text:p>
      <text:p text:style-name="P114">इन्द्रियाणि दशैकं च पञ्च चेन्द्रियगोचराः॥</text:p>
      <text:p text:style-name="P114">इच्छा द्वेषः सुखं दुःखं सङ्घातश्चेतना धृतिः।</text:p>
      <text:p text:style-name="P114">एतत्क्षेत्रं समासेन सविकारमुदाहृतम्॥</text:p>
      <text:p text:style-name="P89"/>
      <text:p text:style-name="P27">पञ्चमहाभूत, अहंकार<text:span text:style-name="T611">-</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610"> </text:span><text:span text:style-name="T22">समूह</text:span>), चेतना, धैर्य—इस प्रकार संक्षेप में <text:span text:style-name="T511">क्षेत्र</text:span> और उसके अलग अलग रूपों का वर्णन किया गया है।</text:p>
      <text:p text:style-name="P27"/>
      <text:p text:style-name="P89">इन दो श्लोकों का विषय है <text:span text:style-name="T533">क्षेत्रं</text:span>। यह <text:span text:style-name="T511">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89"/>
      <text:p text:style-name="P89">तो फिर, आइए देखें कि यह शरीर किन चीजों से बना है। पहला है <text:span text:style-name="T533">अव्यक्त</text:span>। जीव में यह निद्रा के रूप में प्रकट होता है। वहाँ से महत् तत्त्व—ब्रह्मांडीय चेतना (ब्रह्मांडीय ‘मैं<text:span text:style-name="T612">-</text:span>हूँ’) उत्पन्न होता है। मानवीय जागरूकता में, यह <text:span text:style-name="T533">अहंकार</text:span> के रूप में है—यह अव्यक्त से प्रकट होने वाला पहला तत्व है। फिर आती है <text:span text:style-name="T533">बुद्धि</text:span>। तत्पश्चात आते हैं पञ्चमहाभूत—<text:span text:style-name="T533">महा</text:span><text:span text:style-name="T539">-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89"/>
      <text:p text:style-name="P91">भगवान ने पहले की कहा है कि शरीर-मन <text:span text:style-name="T533">क्षेत्र</text:span> है; एक कृषि क्षेत्र की तरह जिसमें फसल के साथ-साथ अवांछित पौधे भी उगते हैं। <text:span text:style-name="T533">इच्छा</text:span> और <text:span text:style-name="T533">द्वेष</text:span>, <text:span text:style-name="T533">सुख</text:span> और <text:span text:style-name="T533">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533">संघात</text:span> कहते हैं, तथा अनुभव करने वाला व्यक्तिगत-जागरूकता, <text:span text:style-name="T533">चेतना</text:span> है। इन सबके साथ <text:span text:style-name="T533">धृति</text:span>—दृढ संकल्प भी है। इस धृति के द्वारा—<text:span text:style-name="T511">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511">क्षेत्रं</text:span> संसार का ही<text:span text:style-name="T613"> </text:span>दूसरा नाम है, और <text:span text:style-name="T511">क्षेत्रज्ञ</text:span> मुक्ति है।</text:p>
      <text:p text:style-name="P91"/>
      <text:p text:style-name="P92">शरीर <text:span text:style-name="T533">क्षेत्रं</text:span> है।<text:span text:style-name="T614"> परंतु, यह शरीर आखिर में है क्या?</text:span><text:span text:style-name="T615"> गहन ध्यान करने वाले यह समझ लेंगे कि शरीर केवल यह मनोदैहिक जीव तक ही सीमित नहीं है।</text:span><text:span text:style-name="T616"> जो हमें बांध कर रखते हैं, जो हमारे वास्तविक</text:span><text:span text:style-name="T620"> अन</text:span><text:span text:style-name="T621">ंत</text:span><text:span text:style-name="T616"> स्वरूप को ढक कर रखते हैं, जो आनंद में बाधा बनते हैं</text:span><text:span text:style-name="T623">, </text:span><text:span text:style-name="T616">शरीर वो सब कुछ है।</text:span><text:span text:style-name="T617"> सरल शब्दों में कहा जाए, तो यह </text:span><text:span text:style-name="T528">संसार</text:span><text:span text:style-name="T618"> ही शरीर का दूसरा नाम है</text:span><text:span text:style-name="T619">; जिसे हम मृत्यु कहते हैं, वह शरीर का ही दूसरा नाम है—</text:span><text:span text:style-name="T526">क्षेत्र</text:span><text:span text:style-name="T527">ं</text:span><text:span text:style-name="T619">।</text:span></text:p>
      <text:p text:style-name="P91"/>
      <text:p text:style-name="P122"><text:span text:style-name="T313">क्षेत्र</text:span><text:span text:style-name="T314">ं में वह सब कुछ शामिल है जो हमें सीमित करते हैं। यह गहन चिंतन के लिए एक महान विषय है। इन दो श्लोकों में से पहला</text:span><text:span text:style-name="T315"> श्लोक</text:span><text:span text:style-name="T314"> (</text:span><text:span text:style-name="T367">महाभूतान्यहङ्कारो</text:span><text:span text:style-name="T314">...) भौतिक सीमाओं</text:span><text:span text:style-name="T315"> का</text:span><text:span text:style-name="T316"> वर्णन करता हैं, जिसमें वो चौबीस तत्व शामिल हैं जिनकी चर्चा हमने की है।</text:span><text:span text:style-name="T317"> शरीर पांच तत्वों, अहंकार, बुद्धि और अव्यक्त से बना हुआ है। इस अव्यक्त से सारे कर्म एक-एक करके, सही समय पर बाहर आते हैं। इस</text:span><text:span text:style-name="T318"> क्षेत्र में सारे </text:span><text:span text:style-name="T379">कर्म</text:span><text:span text:style-name="T318"> और </text:span><text:span text:style-name="T379">कर्मफल</text:span><text:span text:style-name="T318"> ठीक उसी प्रकार उगते हैं जैसे खेत में फसल और जंगली</text:span><text:span text:style-name="T319">-घास</text:span><text:span text:style-name="T318">।</text:span><text:span text:style-name="T320"> इन दोनो के</text:span><text:span text:style-name="T321"> उगने के कारण जीवन कभी सुखी होता</text:span><text:span text:style-name="T332"> है</text:span><text:span text:style-name="T321">, और कभी दुःखी।</text:span><text:span text:style-name="T322"> सुख </text:span><text:span text:style-name="T333">और दुःख</text:span><text:span text:style-name="T322"> अप्रत्याशित होते हैं—कभी हम</text:span><text:span text:style-name="T323"> कहते हैं कि ये ‘</text:span><text:span text:style-name="T325">आत्म-प्रयास’</text:span><text:span text:style-name="T323"> के कारण हैं, और कभी कहते हैं कि ये ‘भाग्य’ के कारण है</text:span><text:span text:style-name="T324">ं।</text:span><text:span text:style-name="T326"> जीवन इन्ही से बना हुआ है।</text:span><text:span text:style-name="T327"> इन चौबीस भौतिक तत्वों के बंधन कोई नहीं खोल सकता। व्यक्ति इनके बिना</text:span><text:span text:style-name="T328"> नहीं रह सकता।</text:span><text:span text:style-name="T329"> जब तक ज्ञानोदय नहीं हो जाता, तब तक हम इन तत्वों के कारागार में बंद हैं, जिनकी व्याख्या सांख्य-शास्त्र में की गई है।</text:span></text:p>
      <text:p text:style-name="P93"/>
      <text:p text:style-name="P123"><text:soft-page-break/><text:span text:style-name="T329">अगला</text:span><text:span text:style-name="T330"> श्लोक (</text:span><text:span text:style-name="T368">इच्छा द्वेषः सुखं दुःखं...</text:span><text:span text:style-name="T330">)</text:span><text:span text:style-name="T331"> परस्पर संवादात्मक संसार का</text:span><text:span text:style-name="T334"> वर्णन करते हैं</text:span><text:span text:style-name="T335">। संसार के साथ हमारी परस्पर क्रियाओं</text:span><text:span text:style-name="T336"> </text:span><text:span text:style-name="T335">के परिणामस्वरूप हम इच्छा, द्वेष, सुख और दुःख का अनुभव करते हैं।</text:span><text:span text:style-name="T337"> स्वप्न</text:span><text:span text:style-name="T343">-</text:span><text:span text:style-name="T337">दुनिया, स्वप्न</text:span><text:span text:style-name="T343">-</text:span><text:span text:style-name="T337">व्यक्ति और स्वप्न</text:span><text:span text:style-name="T343">-</text:span><text:span text:style-name="T337">अनुभव—सब कुछ एक ही है—वे सब स्वप्न के ही अंग है—तथापि</text:span><text:span text:style-name="T338">, स्वप्न देखने वाला व्यक्ति स्वप्न देखता है, स्वाप्निक-सुगंध सूंघता है</text:span><text:span text:style-name="T339"> इत्यादि।</text:span><text:span text:style-name="T340"> स्वप्न की</text:span><text:span text:style-name="T341"> अवस्था </text:span><text:span text:style-name="T340">में, स्वप्न देखने वाला, और स्वप्न के दृश्य अलग अलग प्रतीत होते हैं, दृष्टा</text:span><text:span text:style-name="T341"> और दृश्य के रूप में।</text:span><text:span text:style-name="T342"> जाग्रत में भी वैसा ही होता</text:span><text:span text:style-name="T344"> </text:span><text:span text:style-name="T342">है।</text:span></text:p>
      <text:p text:style-name="P94"/>
      <text:p text:style-name="P123"><text:span text:style-name="T369">सङ्घात</text:span><text:span text:style-name="T370">ः</text:span><text:span text:style-name="T342">—अर्थात इन</text:span><text:span text:style-name="T345"> चौबीस तत्वों के संग्रह</text:span><text:span text:style-name="T346"> रूपी भौतिक सीमाओं, तथा</text:span><text:span text:style-name="T347">, </text:span><text:span text:style-name="T365">आसक्ति</text:span><text:span text:style-name="T347">, द्वेष, आदि परस्पर-क्रियात्मक सीमाओं</text:span><text:span text:style-name="T345"> के कारण</text:span><text:span text:style-name="T347"> हम इस शरीर को ‘मैं’ समझने की भूल कर बैठते हैं।</text:span><text:span text:style-name="T348"> इस </text:span><text:span text:style-name="T371">भावना</text:span><text:span text:style-name="T348"> को चेतना </text:span><text:span text:style-name="T345">कहते है</text:span><text:span text:style-name="T348">ं</text:span><text:span text:style-name="T349">, और इससे </text:span><text:span text:style-name="T372">धृति</text:span><text:span text:style-name="T349"> उत्पन्न होती है—बाहर जाने की इच्छा, आनंद लेने की इच्छा, कार्य आरंभ करने की इच्छा</text:span><text:span text:style-name="T348">।</text:span><text:span text:style-name="T350"> इसी से </text:span><text:span text:style-name="T380">संसार</text:span><text:span text:style-name="T350"> उत्पन्न होता है।</text:span></text:p>
      <text:p text:style-name="P95"/>
      <text:p text:style-name="P124"><text:span text:style-name="T350">इन</text:span><text:span text:style-name="T351"> सब तत्वों का वर्णन करने का उद्देश्य केवल यह बताना ही है कि </text:span><text:span text:style-name="T381">संसार</text:span><text:span text:style-name="T351"> के अतिरिक्त यह </text:span><text:span text:style-name="T373">क्षेत्र</text:span><text:span text:style-name="T351"> और कुछ नहीं है।</text:span><text:span text:style-name="T352"> श्री</text:span><text:span text:style-name="T353">कृष्ण</text:span><text:span text:style-name="T352"> ने पहले ही बता दिया है कि </text:span><text:span text:style-name="T382">क्षेत्रज्ञ</text:span><text:span text:style-name="T352"> ही ईश्वर हैं</text:span><text:span text:style-name="T354">; </text:span><text:span text:style-name="T383">क्षेत्रज्ञ</text:span><text:span text:style-name="T354"> ब्रह्म है</text:span><text:span text:style-name="T355">; </text:span><text:span text:style-name="T384">क्षेत्रज्ञ</text:span><text:span text:style-name="T355"> </text:span><text:span text:style-name="T384">निर्वाण</text:span><text:span text:style-name="T355"> का दूसरा नाम है</text:span><text:span text:style-name="T354">।</text:span><text:span text:style-name="T356"> जिस क्षण हम </text:span><text:span text:style-name="T385">क्षेत्रज्ञ</text:span><text:span text:style-name="T356"> का साक्षात्कार कर लेते हैं, उसी क्षण </text:span><text:span text:style-name="T385">क्षेत्र</text:span><text:span text:style-name="T386">ं</text:span><text:span text:style-name="T356"> गायब हो जाता है</text:span><text:span text:style-name="T357">, अर्थात, उसका अस्तित्व नहीं रहता</text:span><text:span text:style-name="T356">। </text:span><text:span text:style-name="T358">जब तक हम क्षेत्रं में फँसे रहते हैं, </text:span><text:span text:style-name="T356">तब तक</text:span><text:span text:style-name="T358"> हमें </text:span><text:span text:style-name="T387">क्षेत्रज्ञ</text:span><text:span text:style-name="T358"> का ज्ञान नहीं होगा—उस दिव्य तत्व का</text:span><text:span text:style-name="T359"> ज्ञान नहीं होगा जो हमारे भीतर ही छिपा हुआ है</text:span><text:span text:style-name="T358">।</text:span><text:span text:style-name="T360"> यही रहस्य है।</text:span><text:span text:style-name="T361"> जब हम </text:span><text:span text:style-name="T388">क्षेत्रं</text:span><text:span text:style-name="T361"> के परे जाकर क्षेत्रज्ञ का साक्षात्कार करेंगे, केवल तब </text:span><text:span text:style-name="T388">क्षेत्रं </text:span><text:span text:style-name="T361">हम पर से अपनी पकड़ छोड़ेगा।</text:span></text:p>
      <text:p text:style-name="P96"/>
      <text:p text:style-name="P124"><text:span text:style-name="T361">इस श्लोक के आगे,</text:span><text:span text:style-name="T362"> भगवान उस साधना का वर्णन करते हैं जिसके माध्यम से हम स्वयं को </text:span><text:span text:style-name="T389">क्षेत्रं</text:span><text:span text:style-name="T362"> की बिच्छू जैसी पकड़ से मुक्त कर सकेंगे—वह पकड़ जिसने हमें </text:span><text:span text:style-name="T389">जाग्रत</text:span><text:span text:style-name="T362">, </text:span><text:span text:style-name="T389">स्वप्न</text:span><text:span text:style-name="T362"> और </text:span><text:span text:style-name="T389">सुषुप्ति</text:span><text:span text:style-name="T362"> की तीन अवस्थाओं के सम्मोहन में बांध रखा है।</text:span><text:span text:style-name="T363"> किसी न किसी तरह हमें इनके परे जाना होगा। इसके लिए हमें अपने ऊपर से अहंकार की पकड़ को हटाना होगा।</text:span><text:span text:style-name="T364"> इसी उद्देश्य से विभिन्न दिव्य गुणों की गणना की जा रही है; ये हमारे मन को शुद्ध करेंगे और हमें आत्मसाक्षात्कार कराएंगे।</text:span></text:p>
      <text:p text:style-name="P97"/>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15"><text:span text:style-name="T454">इस श्लोक से</text:span><text:span text:style-name="T455"> आगे</text:span><text:span text:style-name="T454">,</text:span><text:span text:style-name="T455"> भगवान </text:span><text:span text:style-name="T456">कुछ गुणों की चर्चा करते हैं, जो हमें विकसित करने चाहिए। ये गुण हमें धीरे-धीरे शुद्ध करके, हमें </text:span><text:span text:style-name="T498">क्षेत्र</text:span><text:span text:style-name="T499"> </text:span><text:span text:style-name="T366">(संसार) </text:span><text:span text:style-name="T456">की पकड़ से छूट कर </text:span><text:span text:style-name="T498">क्षेत्रज्ञ</text:span><text:span text:style-name="T457"> </text:span><text:span text:style-name="T395">(चैतन्य)</text:span><text:span text:style-name="T396"> </text:span><text:span text:style-name="T456">को जानने के योग्य बना देंगे।</text:span><text:span text:style-name="T458"> ये श्लोक साधकों के लिए अति उपकारी हैं।</text:span></text:p>
      <text:p text:style-name="P104"/>
      <text:p text:style-name="P116"><text:span text:style-name="T458">पहला</text:span><text:span text:style-name="T459"> गुण है </text:span><text:span text:style-name="T505">अमानित्वम्</text:span><text:span text:style-name="T459">—</text:span><text:span text:style-name="T460">विनम्रता।</text:span><text:span text:style-name="T461"> </text:span><text:span text:style-name="T500">मान </text:span><text:span text:style-name="T461">का अर्थ है स्वयं का बहुत महत्व मानना—‘मैं महान हूँ’, </text:span><text:span text:style-name="T398">‘</text:span><text:span text:style-name="T461">मैं फलाँ हूँ’।</text:span><text:span text:style-name="T462"> अपने आपको </text:span><text:span text:style-name="T461">बड़ा आदमी समझना</text:span><text:span text:style-name="T462"> ही मान है।</text:span><text:span text:style-name="T463"> यह मानव मन पर आक्रमण करने वाली सबसे पीड़ादायक त्रुटियों में से एक है। जो व्यक्ति अपने आपका बहुत मान समझता है, वह निश्चित ही जीवन में दुःख झेलेगा।</text:span><text:span text:style-name="T464"> </text:span><text:span text:style-name="T465">जब उसकी आत्म-छवि को चुनौती मिलती है, तो उसे अवश्य ठेस पहुँचती है।</text:span><text:span text:style-name="T466"> इस तरह मान </text:span><text:span text:style-name="T501">व्यक्ति</text:span><text:span text:style-name="T466"> को दुःख के साथ</text:span><text:span text:style-name="T467">, </text:span><text:span text:style-name="T502">क्षेत्र</text:span><text:span text:style-name="T467"> अथवा संसार के साथ</text:span><text:span text:style-name="T466"> ही बाँधे रखता है। इसलिए भगवा</text:span><text:span text:style-name="T467">न ने </text:span><text:span text:style-name="T506">अमानित्वम्</text:span><text:span text:style-name="T467"> को पहला स्थान दिया है।</text:span></text:p>
      <text:p text:style-name="P105"/>
      <text:p text:style-name="P117"><text:span text:style-name="T502">मान </text:span><text:span text:style-name="T467">जीवन में</text:span><text:span text:style-name="T454"> बहुत सी कठिनाइयाँ पैदा करता है, विशेषतः उन लोगों के लिए जो प्रसिद्ध बन जाते हैं।</text:span><text:span text:style-name="T468"> वे भीतर से इतने भारी महसूस करते हैं कि वे दुनिया में स्वतंत्रता से घूम-फ़िर भी नहीं सकते।</text:span><text:span text:style-name="T469"> प्रायः राजे, राजनेता, प्रसिद्ध धार्मिक नेता और मशहूर हस्तियां इस वायरस का शिकार हो जाते हैं।</text:span><text:span text:style-name="T470"> दूसरी ओर, एक विनम्र व्यक्ति सदैव स्वतंत्रता के साथ</text:span><text:span text:style-name="T471">, बिना अपनी स्थिति की चिंता किए</text:span><text:span text:style-name="T470"> घूम-फ़िर सकता है।</text:span><text:span text:style-name="T472"> नाचीज अथवा सामान्य मनुष्य होना ही शांति का सबसे सरल मार्ग है।</text:span><text:span text:style-name="T473"> मन की अद्भुत, स्वनिर्मित छवियाँ मात्र भ्रम हैं।</text:span><text:span text:style-name="T474"> स्वयं की कोई छवि न होना ही </text:span><text:span text:style-name="T507">अमानित्वम्</text:span><text:span text:style-name="T503"> </text:span><text:span text:style-name="T474">है।</text:span><text:span text:style-name="T475"> जिस व्यक्ति में यह गुण है, वह स्वयं को महत्वपूर्ण व्यक्ति नहीं समझता।</text:span><text:span text:style-name="T476"> वह निर्दोष रहता है और अपने को हल्का रखता है। ऐसा विनम्र व्यक्ति माया के जाल से आसानी से निकल जाता है। विष्णुसहस्रनाम में भगवान के दो नाम हैं,</text:span><text:span text:style-name="T504">अमानी मानदः</text:span><text:span text:style-name="T476">—विनम्र, सबका सम्मान करने वाला।</text:span><text:span text:style-name="T477"> साधक को ऐसा ही होना चाहिए।</text:span><text:span text:style-name="T478"> </text:span><text:soft-page-break/><text:span text:style-name="T478">उसे अपने आप पर गर्व नहीं करना चाहिए, और सबका सम्मान करना चाहिए।</text:span><text:span text:style-name="T479"> यह सम्मान दिखाई देने वाले शरीर या मन के लिए नहीं अपितु अंतर्यामी के लिए है।</text:span><text:span text:style-name="T480"> यही इस गुण का सार है।</text:span></text:p>
      <text:p text:style-name="P106"/>
      <text:h text:style-name="P125" text:outline-level="4"><text:span text:style-name="T598">अमानित्वम्—का</text:span><text:span text:style-name="T599">ंची के संत चंद्रशेखरेन्द्र स्वामी</text:span></text:h>
      <text:p text:style-name="P118"><text:span text:style-name="T481">का</text:span><text:span text:style-name="T482">ंचीपुरम् के </text:span><text:span text:style-name="T481">महान संत चंद्र</text:span><text:span text:style-name="T482">शेखरेन्द्र</text:span><text:span text:style-name="T483"> सरस्वती कई सालों तक कांची शंकराचार्य मठ के अधिपति रहे।</text:span><text:span text:style-name="T484"> मठ की परंपरा का पालन करते हुए, वे जब यात्रा पर जाते तो उनके साथ हाथिया</text:span><text:span text:style-name="T487">ं</text:span><text:span text:style-name="T484">, ऊँट, घोड़े</text:span><text:span text:style-name="T486">, </text:span><text:span text:style-name="T485">कई सहायक</text:span><text:span text:style-name="T486"> और अनुयायी</text:span><text:span text:style-name="T485"> भी चलते थे।</text:span><text:span text:style-name="T486">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87"> उन्होंने कभी वाहन का उपयोग नहीं किया, बल्कि पैदल चलना पसंद किया। कई वर्षों तक वे अवधूत की तरह रहे।</text:span><text:span text:style-name="T488"> इसे कहते हैं </text:span><text:span text:style-name="T508">अमानित्वम्</text:span><text:span text:style-name="T488">। भले ही व्यक्ति किसी महत्वपूर्ण पद पर हो,</text:span><text:span text:style-name="T489"> यदि वह </text:span><text:span text:style-name="T488">शांत, स्वतंत्र और हल्का</text:span><text:span text:style-name="T489"> रहना चाहता है, तो </text:span><text:span text:style-name="T488">अपना असली स्वरूप कभी भी न भूलना अति आवश्यक है।</text:span></text:p>
      <text:p text:style-name="P107"/>
      <text:p text:style-name="P119"><text:span text:style-name="T488">संत दत्तात्रेय की</text:span><text:span text:style-name="T490"> कथा श्रीमद्भागवत में है। एक बार वे स्वतंत्र भ्रमण करते हुए, लोगों</text:span><text:span text:style-name="T491"> पर </text:span><text:span text:style-name="T490">अपनी उपस्थिति से ही</text:span><text:span text:style-name="T492"> </text:span><text:span text:style-name="T490">अनुग्रह कर रहे थे।</text:span><text:span text:style-name="T493"> जब उन्होनें देखा कि लोगों को अपनी भावनाओं के बोझ के कारण भारी संघर्ष करना पड़ता है, तब उन्हें लगा, </text:span><text:span text:style-name="T397">‘</text:span><text:span text:style-name="T493">हाए, कितने बंधनों में हैं ये लोग। यहाँ तक कि धार्मिक लोग भी धर्मोपदेश और कल्पित आत्म-प्रशंसा के कारण बंधे हुए हैं<text:tab/>।’ </text:span><text:span text:style-name="T494">इस सोच के साथ वे एक गाँव के भीतर से गुज़र रहे थे।</text:span><text:span text:style-name="T495"> वहाँ उन्होनें देखा कि एक प्रसन्न बालक, अपने शरीर पर बिना कोई ध्यान दिए, नंगा दौड़ रहा है। उसकी हंसी </text:span><text:span text:style-name="T496">की ध्वनि एक कल-कल करती हुई नदी के समान प्रतीत हो रही थी</text:span><text:span text:style-name="T495">।</text:span><text:span text:style-name="T496"> संत ने गाया,</text:span></text:p>
      <text:p text:style-name="P108"/>
      <text:p text:style-name="P110">न मे मानापमानौ स्तो न चिन्ता गेहपुत्रिणाम्।</text:p>
      <text:p text:style-name="P120"><text:span text:style-name="T497">आत्मक्रीड आत्मरतिर्विचरामीह बालवत्॥</text:span><text:span text:style-name="T496"><text:tab/>श्री.भा.११.९.३</text:span></text:p>
      <text:p text:style-name="P112">मैं न तो मान-अपमान की चिंता करता हूँ, न ही मुझे घर-परिवार और बच्चों की चिंता है। मैं बालक की तरह केवल आत्मा में ही रमण और आनंद करता हुआ घूमता हूँ।</text:p>
      <text:p text:style-name="P109"/>
      <text:p text:style-name="P111">बच्चे वास्तव में गुरु हैं, जिनसे साधु को भी आनंद, स्वतंत्रता, विनम्रता का पाठ सीख सकते है।</text:p>
      <text:p text:style-name="P111"/>
      <text:p text:style-name="Standard_20_hindi_20_text">अगला<text:span text:style-name="T624"> है </text:span><text:span text:style-name="T540">अदम्भित्वम्</text:span><text:span text:style-name="T624">। दम्भ का</text:span><text:span text:style-name="T625"> अर्थ है घमण्ड।</text:span><text:span text:style-name="T626"> यह अहंकार का ही एक रूप है।</text:span><text:span text:style-name="T627"> सच्चे भक्त मे घमण्ड नहीं होता।</text:span><text:span text:style-name="T628"> वह विनयी और निष्कपट होता है।</text:span><text:span text:style-name="T629"> जब हृदय में भक्ति जागती है, तो </text:span><text:span text:style-name="T529">अमानित्वम्</text:span><text:span text:style-name="T629"> और </text:span><text:span text:style-name="T529">अदम्भित्वम् </text:span><text:span text:style-name="T629">खिल उठते हैं।</text:span><text:span text:style-name="T630">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631"> दम्भ कभी-कभी प्रसिद्धि और मान्यता की अत्यधिक इच्छा के रूप में भी प्रकट होता है।</text:span><text:span text:style-name="T632"> <text:s/>किसी व्यक्ति, विशेष कर आध्यात्मिक साधक के लिए यह सबसे ओछी इच्छाओं में से एक है।</text:span><text:span text:style-name="T633"> प्रायः लोग किसी व्यक्ति का मूल्यांकन उसकी प्रसिद्धि के आधार पर करते हैं।</text:span><text:span text:style-name="T634"> जो व्यक्ति प्रसिद्धि चाहता है, वह दूसरों को प्रोत्साहित करता है कि वे उसके बारे में <text:s/>प्रशंसाजनक बातें बोलें और लिखें।</text:span><text:span text:style-name="T635"> यह कुरुप अहंकार ही </text:span><text:span text:style-name="T530">दम्भ </text:span><text:span text:style-name="T635">है।</text:span><text:span text:style-name="T636"> इंटरनेट के इन दिनों में, विज्ञापित महिमा की महामारी बहुत</text:span><text:span text:style-name="T637"> फैल </text:span><text:span text:style-name="T636"><text:s/>गई है।</text:span><text:span text:style-name="T638"> संत जनता की नजर से दूर भागते हैं। वे कभी भी प्रसिद्धि की ओर नहीं जाते। जीवनमुक्त वही है जिसने अपने आप को माया के बंधन से छुड़ा लिया है।</text:span></text:p>
      <text:p text:style-name="P111"/>
      <text:p text:style-name="P111">अगला<text:span text:style-name="T639"> है </text:span><text:span text:style-name="T541">अहिंसा</text:span><text:span text:style-name="T589">—विचार, बातों या कर्म से किसी को भी, यहां तक ​​कि स्वयं को भी, चोट नहीं पहुंचाना।</text:span><text:span text:style-name="T590"> महाभारत में कहा गया है, </text:span><text:span text:style-name="T609">“</text:span><text:span text:style-name="T531">अहिंसा परमो धर्मः—अहिंसा</text:span><text:span text:style-name="T532"> </text:span><text:span text:style-name="T591">ही परम </text:span><text:span text:style-name="T532">धर्म</text:span><text:span text:style-name="T591"> है।</text:span><text:span text:style-name="T590">”</text:span></text:p>
      <text:p text:style-name="P113"/>
      <text:h text:style-name="Subsection_20_within_20_shloka" text:outline-level="4"><text:span text:style-name="T598">अहिंसा—गा</text:span><text:span text:style-name="T600">ँधी-जी और पठान</text:span></text:h>
      <text:p text:style-name="P12"><text:span text:style-name="T233">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5">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2">क्षा</text:span><text:span text:style-name="T253">ं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4">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6">उळ् ओण्डृ वैत्त् पुरम् ओण्डृ पेसुवार्</text:span><text:span text:style-name="T152">।</text:span></text:p>
      <text:p text:style-name="P72"/>
      <text:p text:style-name="P30"><text:span text:style-name="T152">अगला</text:span><text:span text:style-name="T153"> गुण है </text:span><text:span text:style-name="T255">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7">श्रुति</text:span><text:span text:style-name="T157">—और वह आचार्य की</text:span><text:span text:style-name="T158"> स्थिति को भी</text:span><text:span text:style-name="T159"> अपने भीतर</text:span><text:span text:style-name="T158"> सोख लेता है—</text:span><text:span text:style-name="T268">ब्रह्मनिष्ठा</text:span><text:span text:style-name="T158">—ब्रह्म में दृढ निवास।</text:span></text:p>
      <text:p text:style-name="P73"/>
      <text:h text:style-name="Subsection_20_within_20_shloka" text:outline-level="4"><text:span text:style-name="T598">सच्चा</text:span><text:span text:style-name="T601">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69">जीवनमुक्त,</text:span><text:span text:style-name="T300"> शृङ्गेरी के</text:span><text:span text:style-name="T269"> </text:span><text:span text:style-name="T300">स्वामी</text:span><text:span text:style-name="T301">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0">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1">अ.म.मा.१९</text:span><text:span text:style-name="T172">)</text:span><text:span text:style-name="T173">। महर्षि की </text:span><text:span text:style-name="T256">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2">श्रुति</text:span><text:span text:style-name="T273"> </text:span><text:span text:style-name="T302">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3">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7">शौचम्</text:span><text:span text:style-name="T189">—शुद्धता।</text:span><text:span text:style-name="T190"> </text:span><text:span text:style-name="T258">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4">स्नानं</text:span><text:span text:style-name="T197">—पवित्र स्नान—का अर्थ समझाती है। युधिष्ठिर कहते हैं, “</text:span><text:span text:style-name="T274">स्नानं</text:span><text:span text:style-name="T275">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6">अभेद-भाव</text:span><text:span text:style-name="T201">।</text:span></text:p>
      <text:p text:style-name="P78"/>
      <text:h text:style-name="Subsection_20_within_20_shloka" text:outline-level="4"><text:span text:style-name="T598">साधना</text:span><text:span text:style-name="T602"> में स्थिरता</text:span></text:h>
      <text:p text:style-name="P35"><text:span text:style-name="T259">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7">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640">स तु दीर्घकालनैरन्तर्यसत्कारासेवितो दृढभूमिः।<text:tab/></text:span><text:span text:style-name="T642">यो.सू.१.१४</text:span></text:p></text:note-body></text:note></text:span><text:span text:style-name="T208">, “</text:span><text:span text:style-name="T278">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3">“हर दिन एक ही समय, एक ही स्थान पर बैठ कर, वही साधना किया करो। इससे तुम्हारा मन धीरे-धीरे उस</text:span><text:span text:style-name="T304"> आदत को</text:span><text:span text:style-name="T303"> आत्मसात कर लेगा।</text:span><text:span text:style-name="T305"> आध्यात्मिक साधना में स्थिरता लाने का यह सबसे छोटा रास्ता है।</text:span><text:span text:style-name="T303">”</text:span><text:span text:style-name="T306"> महर्षि पतञ्जलि </text:span><text:span text:style-name="T279">सत्कार</text:span><text:span text:style-name="T306"> पद का प्रयोग करते हैं—उचित तरीके से, बेढंगे तरीके से नहीं।</text:span><text:span text:style-name="T307"> साधना श्रद्धा के साथ करना जरूरी है।</text:span><text:span text:style-name="T308"> यदि आप इसे ऐसे करेंगे—</text:span><text:span text:style-name="T280">आसेवितः</text:span><text:span text:style-name="T308">,</text:span><text:span text:style-name="T306"> तो यह </text:span><text:span text:style-name="T279">दृढ-भूमिः</text:span><text:span text:style-name="T308"> हो जाएगा—आप में गहराई से निहित हो जाएगा।</text:span><text:span text:style-name="T309"> आपका निकाय इसे आत्मसात कर लेगा और यह अभ्यास आपके लिए स्वाभाविक हो जाएगा, जैसे सांस लेना।</text:span></text:p>
      <text:p text:style-name="P87"/>
      <text:p text:style-name="P35"><text:span text:style-name="T309">अगला</text:span><text:span text:style-name="T310"> है </text:span><text:span text:style-name="T260">आत्म-विनिग्रहः</text:span><text:span text:style-name="T310">—शरीर और इंद्रियों का नियंत्रण</text:span><text:span text:style-name="T311">; उन्हें धर्म के मार्ग पर रखना, और उन्हें हाथ से बाहर न जाने देना</text:span><text:span text:style-name="T310">।</text:span><text:span text:style-name="T311"> जैसे भगवान नें पहले ही कहा है, इसका अर्थ है </text:span><text:span text:style-name="T281">संयमी</text:span><text:span text:style-name="T311"> बनना—इंद्रियों और मन को वश में रखना।</text:span></text:p>
      <text:p text:style-name="P88"/>
      <text:p text:style-name="P99">कोमल और विनम्र</text:p>
      <text:p text:style-name="P100">दूसरों द्वारा जानने की कोई इच्छा नहीं</text:p>
      <text:p text:style-name="P100">किसी को चोट न पहुँचाना, और स्वयं को भी नही</text:p>
      <text:p text:style-name="P100">जीवन के सभी दुखों को सहने की महाशक्ति</text:p>
      <text:p text:style-name="P100">मन स्फटिक की तरह साफ़, कुछ छिपाने को नहीं</text:p>
      <text:p text:style-name="P37"><text:span text:style-name="T210">वह पवित्र प्रेम जो शरीर को गुरु का</text:span><text:span text:style-name="T211"> अंग बना दे</text:span></text:p>
      <text:p text:style-name="P101">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102">सभी इंद्रियों की तृष्णा से सदैव दूर</text:p>
      <text:p text:style-name="P37"><text:span text:style-name="T214">दिव्य तत्व ऐसे </text:span><text:span text:style-name="T216">ही </text:span><text:span text:style-name="T214">व्यक्ति को</text:span><text:span text:style-name="T215"> चुनता है</text:span></text:p>
      <text:p text:style-name="P88"/>
      <text:p text:style-name="P88"/>
      <text:p text:style-name="P88"/>
      <text:p text:style-name="P88"/>
      <text:h text:style-name="P126"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28"><text:span text:style-name="T399">यह</text:span><text:span text:style-name="T160"> श्लोक साधक के लिए अति महत्</text:span><text:span text:style-name="T217">वपूर्ण है।</text:span><text:span text:style-name="T400"> अति प्रभावशाली </text:span><text:span text:style-name="T401">औषधि की भांति</text:span><text:span text:style-name="T421">, यह श्लोक </text:span><text:span text:style-name="T401">वैराग्य को जगाने में</text:span><text:span text:style-name="T422"> सक्षम</text:span><text:span text:style-name="T401"> है।</text:span><text:span text:style-name="T402"> शरीर-मन के स्तर को पार करने के लिए अपार आंतरिक ईंधन की आवश्यकता है।</text:span><text:span text:style-name="T403"> अपनी भावनाओं तथा विषय-बुद्धि को ज्ञान की अग्नि में तपा कर साधक को</text:span><text:span text:style-name="T424"> </text:span><text:span text:style-name="T403">विमानन ईंधन बनाना </text:span><text:span text:style-name="T423">होगा</text:span><text:span text:style-name="T403">, जो उसे सांसारिक गुरुत्वाकर्षण की पकड़ से बाहर उड़ा ले जा सके।</text:span><text:span text:style-name="T404"> यह विमानन ईंधन</text:span><text:span text:style-name="T425"> </text:span><text:span text:style-name="T404">ही है </text:span><text:span text:style-name="T374">वैराग्य</text:span><text:span text:style-name="T404">।</text:span></text:p>
      <text:p text:style-name="P80"/>
      <text:p text:style-name="P123"><text:span text:style-name="T403">वैराग्य का</text:span><text:span text:style-name="T405"> कैसे निर्माण करें?</text:span></text:p>
      <text:p text:style-name="P81"/>
      <text:p text:style-name="P123"><text:span text:style-name="T405">भगवान कहते है</text:span><text:span text:style-name="T406">ं </text:span><text:span text:style-name="T375">जन्म-मृत्यु-जरा-व्याधि-दुःख-दोषानुदर्शनम्</text:span><text:span text:style-name="T406">—अर्थात,</text:span><text:span text:style-name="T407"> जन्म, मृत्यु, वृद्धावस्था पर विचार करना।</text:span><text:span text:style-name="T408"> यदि हम इस संसार को ध्यान से देखें तो हमें विदित होगा कि यह निरंतर दुखों से भरपूर है।</text:span><text:span text:style-name="T409"> ये दुःख केवल नौकरी न मिलना, बच्चे न होना या कार्यालय में मान्यता न मिलने के बारे में नहीं हैं—ये तो बस छोटी बातें हैं।</text:span><text:span text:style-name="T410"> सबसे अधिक खेद की बात तो यह है कि इस सीमित अस्तित्व वाली दुनिया में हमारा</text:span><text:span text:style-name="T426"> जन्म हुआ है,</text:span><text:span text:style-name="T410"> और अवश्य ही</text:span><text:span text:style-name="T428"> हमें </text:span><text:span text:style-name="T410">अनेक कष्टों और व्यथाओं का सामना </text:span><text:span text:style-name="T427">पड़ेगा</text:span><text:span text:style-name="T410">।</text:span><text:span text:style-name="T411"> पहली वेदना है </text:span><text:span text:style-name="T376">जन्म</text:span><text:span text:style-name="T411">—और अंतिम है </text:span><text:span text:style-name="T376">मृत्यु</text:span><text:span text:style-name="T411">।</text:span><text:span text:style-name="T412"> इन दोनो के बीच में भी</text:span><text:span text:style-name="T429"> </text:span><text:span text:style-name="T412">व्यक्ति </text:span><text:span text:style-name="T413">को</text:span><text:span text:style-name="T412"> कई कष्ट सहने पड़ते हैं—व्याधि,</text:span><text:span text:style-name="T414"> शारीरिक अथवा मानसिक पीड़ा, प्रियजनों से वियोग, निर्धनता इत्यादि।</text:span><text:span text:style-name="T415"> यद्यपि</text:span><text:span text:style-name="T430"> </text:span><text:span text:style-name="T415">व्यक्ति लंबी आयु जी ले, अंततोगत्वा वृद्धावस्था से नहीं बच सकता।</text:span></text:p>
      <text:p text:style-name="P82"/>
      <text:p text:style-name="P123"><text:span text:style-name="T415">भगवान बुद्ध का</text:span><text:span text:style-name="T416"> प्रसिद्ध श्लोक है,</text:span></text:p>
      <text:p text:style-name="P83"/>
      <text:p text:style-name="P84">यदि जन्मजरामरणं न भवेद्यदि चेष्टवियोगभयं न भवेत्।</text:p>
      <text:p text:style-name="P84">यदि सर्वमनित्यमिदं न भवेदिह जन्मनि कस्य रतिर्न भवेत्॥</text:p>
      <text:p text:style-name="P127"><text:span text:style-name="T416">यदि जन्म</text:span><text:span text:style-name="T417">, मृत्यु और वृद्धावस्था न होते, यदि हमारे प्रियजनों</text:span><text:span text:style-name="T431"> से हमारा वियोग न होता</text:span><text:span text:style-name="T417">, यदि सब कुछ अस्थायी न होता, तो इस जीवन का कौन आनंद नही उठाता?</text:span></text:p>
      <text:p text:style-name="P103"/>
      <text:p text:style-name="P130"><text:span text:style-name="T418">विवेकशील व्यक्ति को जन्म, मृत्यु, वृद्धावस्था और रोग के रूप में</text:span><text:span text:style-name="T432">,</text:span><text:span text:style-name="T418"> दुःख की इस सतत धारा के दोषों की ओर अपना ध्यान लगाना चाहिए—इसे कहते है</text:span><text:span text:style-name="T419">ं </text:span><text:span text:style-name="T377">दुःख-दोष-अनुदर्शनम्</text:span><text:span text:style-name="T418">।</text:span><text:span text:style-name="T420"> </text:span><text:span text:style-name="T392">अनुदर्शनम्</text:span><text:span text:style-name="T420"> का तात्पर्य है कि हमारे भीतर इस विचार का निरंतर प्रवाह होना चाहिए</text:span><text:span text:style-name="T433">; न कि इस</text:span><text:span text:style-name="T434"> विषय का</text:span><text:span text:style-name="T433"> एक दिन विचार किया और दूसरे दिन इसे भूल गए।</text:span><text:span text:style-name="T435"> ऐसे गाढ़ विचार के परिणामस्वरूप ही महान आध्यात्मिक दिग्गजों का जन्म हुआ।</text:span><text:span text:style-name="T436"> ऐसे ही विचार से उपनिषद भी प्रकट हुए।</text:span><text:span text:style-name="T437"> ऋषियों ने समझा कि यद्यपि हमें अपने बाह्य ज्ञान, सम्पत्ति आदि पर गर्व हो, ये जन्म, मृत्यु, वृद्धावस्था और व्याधि का पूर्ण निवारण नहीं कर सकते।</text:span><text:span text:style-name="T438"> अतः उन्होनें इन समस्याओं का स्थायी समाधान प्राप्त करने हेतु अपने भीतर की</text:span><text:span text:style-name="T439"> ओर दृष्टि की</text:span><text:span text:style-name="T438">।</text:span></text:p>
      <text:p text:style-name="P130"><text:span text:style-name="T438"/></text:p>
      <text:p text:style-name="Standard_20_hindi_20_text"><text:span text:style-name="T438">भविष्य में</text:span><text:span text:style-name="T440"> आने वाले कष्टों — अर्थात वृद्धावस्था और व्याधियों के विषय में विचार करने के कारण मन में</text:span><text:span text:style-name="T441"> अत्यधिक दुःख उत्पन्न हो</text:span><text:span text:style-name="T442"> सकता</text:span><text:span text:style-name="T441"> है।</text:span><text:span text:style-name="T443"> महर्षि पतञ्जलि कहते हैं</text:span><text:span text:style-name="T443"><text:note text:id="ftn0" text:note-class="footnote"><text:note-citation>५</text:note-citation><text:note-body><text:p text:style-name="P129"><text:s/><text:span text:style-name="T641">दुःखमेव सर्वं विवेकिनः।</text:span><text:span text:style-name="T643"><text:tab/>यो.सू.२.१५</text:span></text:p></text:note-body></text:note></text:span><text:span text:style-name="T443">, “विवेकी व्यक्ति के लिए, योग की अवस्था के अतिरिक्त इस संसार में सब कुछ दुःख ही है।”</text:span><text:span text:style-name="T444"> इस </text:span><text:span text:style-name="T394">दुःख</text:span><text:span text:style-name="T444"> की अभिव्यक्ति तब ही होती है जब </text:span><text:span text:style-name="T378">दोष-दर्शनम्</text:span><text:span text:style-name="T444"> होता है</text:span><text:span text:style-name="T445"> — अर्थात जब हम संसार के दोषों के देख पाते हैं</text:span><text:span text:style-name="T444">।</text:span><text:span text:style-name="T446"> व्यक्ति को ऐसा आभास होता है कि मानो वह एक पतंगा है, जो नदी की प्रबल धारा में गिर गया है, और उसके निवारण का</text:span><text:span text:style-name="T447"> कोई उपाय नहीं।</text:span></text:p>
      <text:p text:style-name="Standard_20_hindi_20_text"><text:span text:style-name="T447"/></text:p>
      <text:p text:style-name="Standard_20_hindi_20_text"><text:span text:style-name="T447">यहाँ</text:span><text:span text:style-name="T448"> एक संदेह उत्पन्न हो सकता है</text:span><text:span text:style-name="T449"> —</text:span><text:span text:style-name="T448"> वृद्धावस्था और व्याधियों के विषय में ऐसा विचार करने से</text:span><text:span text:style-name="T449"> व्यक्ति विषाद में तो नहीं‌ गिर जाएगा?</text:span><text:span text:style-name="T450"> हाँ, अवश्य ही एक प्रकार का आध्यात्मिक विषाद — </text:span><text:span text:style-name="T393">वैराग्य</text:span><text:span text:style-name="T450"> — उत्पन्न होगा।</text:span><text:span text:style-name="T451"> यदि इस अवस्था में किसी महात्मा ज्ञानी की संगति प्राप्त हो जाए, शास्त्रों का अध्ययन किया जाए, उपनिषदों और भगवद्गीता के उपदेशों को आत्मसात करके उनका मनन किया </text:span><text:soft-page-break/><text:span text:style-name="T451">जाए, और आत्मा के वास्तविक स्वरूप पर गहन ध्यान किया जाए, तो यह विषाद ही पूर्ण रूप से आत्मसाक्षात्कार का कारण बन सक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30T11:54:19.550000461</dc:date>
    <meta:editing-duration>P2DT10H23M29S</meta:editing-duration>
    <meta:editing-cycles>783</meta:editing-cycles>
    <meta:generator>LibreOffice/7.3.7.2$Linux_X86_64 LibreOffice_project/30$Build-2</meta:generator>
    <dc:creator>Krishna Viswanathan</dc:creator>
    <meta:document-statistic meta:table-count="0" meta:image-count="0" meta:object-count="0" meta:page-count="13" meta:paragraph-count="133" meta:word-count="7381" meta:character-count="24814" meta:non-whitespace-character-count="17641"/>
  </office:meta>
</office:document-meta>
</file>